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580000001FCD43BC4A004A2FC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loext:graphic-properties draw:fill="none"/>
      <style:paragraph-properties fo:margin-left="0.25in" fo:margin-right="0in" fo:margin-top="0in" fo:margin-bottom="0.0972in" loext:contextual-spacing="false" fo:line-height="115%" fo:text-indent="0in" style:auto-text-indent="false" fo:background-color="transparent"/>
      <style:text-properties style:font-name="arial" fo:language="et" fo:country="EE" officeooo:paragraph-rsid="0021dcec"/>
    </style:style>
    <style:style style:name="P2" style:family="paragraph" style:parent-style-name="Text_20_body">
      <loext:graphic-properties draw:fill="none"/>
      <style:paragraph-properties fo:margin-left="0.25in" fo:margin-right="0in" fo:margin-top="0in" fo:margin-bottom="0.0972in" loext:contextual-spacing="false" fo:line-height="115%" fo:text-indent="0in" style:auto-text-indent="false" fo:background-color="transparent"/>
      <style:text-properties style:font-name="arial" fo:language="et" fo:country="EE" officeooo:rsid="001ff3f0" officeooo:paragraph-rsid="001ff3f0"/>
    </style:style>
    <style:style style:name="P3" style:family="paragraph" style:parent-style-name="Text_20_body">
      <loext:graphic-properties draw:fill="none"/>
      <style:paragraph-properties fo:margin-left="0.25in" fo:margin-right="0in" fo:margin-top="0in" fo:margin-bottom="0.0972in" loext:contextual-spacing="false" fo:line-height="115%" fo:text-indent="0in" style:auto-text-indent="false" fo:background-color="transparent"/>
      <style:text-properties style:font-name="arial" fo:language="et" fo:country="EE" officeooo:rsid="0021dcec" officeooo:paragraph-rsid="0021dcec"/>
    </style:style>
    <style:style style:name="P4" style:family="paragraph" style:parent-style-name="Text_20_body">
      <loext:graphic-properties draw:fill="none"/>
      <style:paragraph-properties fo:margin-left="0.25in" fo:margin-right="0in" fo:margin-top="0in" fo:margin-bottom="0.0972in" loext:contextual-spacing="false" fo:line-height="115%" fo:text-indent="0in" style:auto-text-indent="false" fo:background-color="transparent"/>
      <style:text-properties style:font-name="arial" fo:language="et" fo:country="EE" officeooo:rsid="0021dcec" officeooo:paragraph-rsid="00220de3"/>
    </style:style>
    <style:style style:name="P5" style:family="paragraph" style:parent-style-name="Text_20_body">
      <loext:graphic-properties draw:fill="none"/>
      <style:paragraph-properties fo:margin-left="0.25in" fo:margin-right="0in" fo:margin-top="0in" fo:margin-bottom="0.0972in" loext:contextual-spacing="false" fo:line-height="115%" fo:text-indent="0in" style:auto-text-indent="false" fo:background-color="transparent"/>
      <style:text-properties style:font-name="arial" fo:language="et" fo:country="EE" officeooo:rsid="00220de3" officeooo:paragraph-rsid="00220de3"/>
    </style:style>
    <style:style style:name="P6" style:family="paragraph" style:parent-style-name="Text_20_body">
      <loext:graphic-properties draw:fill="none"/>
      <style:paragraph-properties fo:margin-left="0.25in" fo:margin-right="0in" fo:margin-top="0in" fo:margin-bottom="0.0972in" loext:contextual-spacing="false" fo:line-height="115%" fo:text-indent="0in" style:auto-text-indent="false" fo:background-color="transparent"/>
      <style:text-properties style:font-name="arial" fo:language="et" fo:country="EE" fo:font-weight="bold" officeooo:rsid="00220de3" officeooo:paragraph-rsid="00220de3" style:font-weight-asian="bold" style:font-weight-complex="bold"/>
    </style:style>
    <style:style style:name="P7" style:family="paragraph" style:parent-style-name="Text_20_body">
      <loext:graphic-properties draw:fill="none"/>
      <style:paragraph-properties fo:margin-left="0.25in" fo:margin-right="0in" fo:margin-top="0in" fo:margin-bottom="0.0972in" loext:contextual-spacing="false" fo:line-height="115%" fo:text-indent="0in" style:auto-text-indent="false" fo:background-color="transparent"/>
      <style:text-properties style:font-name="arial" fo:language="et" fo:country="EE" officeooo:rsid="00241418" officeooo:paragraph-rsid="00241418"/>
    </style:style>
    <style:style style:name="P8" style:family="paragraph" style:parent-style-name="Text_20_body">
      <loext:graphic-properties draw:fill="none"/>
      <style:paragraph-properties fo:margin-left="0.25in" fo:margin-right="0in" fo:margin-top="0in" fo:margin-bottom="0.0972in" loext:contextual-spacing="false" fo:line-height="115%" fo:text-indent="0in" style:auto-text-indent="false" fo:background-color="transparent"/>
      <style:text-properties style:font-name="arial" fo:language="et" fo:country="EE" officeooo:rsid="00241418" officeooo:paragraph-rsid="0027ba22"/>
    </style:style>
    <style:style style:name="P9" style:family="paragraph" style:parent-style-name="Text_20_body">
      <loext:graphic-properties draw:fill="none"/>
      <style:paragraph-properties fo:margin-left="0.25in" fo:margin-right="0in" fo:margin-top="0in" fo:margin-bottom="0.0972in" loext:contextual-spacing="false" fo:line-height="115%" fo:text-indent="0in" style:auto-text-indent="false" fo:background-color="transparent"/>
      <style:text-properties style:font-name="arial" fo:language="et" fo:country="EE" officeooo:rsid="00219fc3" officeooo:paragraph-rsid="00219fc3"/>
    </style:style>
    <style:style style:name="P10" style:family="paragraph" style:parent-style-name="Text_20_body">
      <loext:graphic-properties draw:fill="none"/>
      <style:paragraph-properties fo:margin-left="0.25in" fo:margin-right="0in" fo:margin-top="0in" fo:margin-bottom="0.0972in" loext:contextual-spacing="false" fo:line-height="115%" fo:text-indent="0in" style:auto-text-indent="false" fo:background-color="transparent"/>
      <style:text-properties style:font-name="arial" fo:language="et" fo:country="EE" fo:font-style="italic" fo:font-weight="normal" officeooo:rsid="00220de3" officeooo:paragraph-rsid="00220de3" style:font-style-asian="italic" style:font-weight-asian="normal" style:font-style-complex="italic" style:font-weight-complex="normal"/>
    </style:style>
    <style:style style:name="P11" style:family="paragraph" style:parent-style-name="Text_20_body" style:master-page-name="">
      <loext:graphic-properties draw:fill="none"/>
      <style:paragraph-properties fo:margin-left="0.25in" fo:margin-right="0in" fo:margin-top="0in" fo:margin-bottom="0.0972in" loext:contextual-spacing="false" fo:line-height="115%" fo:text-indent="0in" style:auto-text-indent="false" style:page-number="auto" fo:background-color="transparent"/>
      <style:text-properties style:font-name="arial" fo:language="et" fo:country="EE" officeooo:paragraph-rsid="001ff3f0"/>
    </style:style>
    <style:style style:name="P12" style:family="paragraph" style:parent-style-name="Title">
      <style:text-properties style:font-name="arial" fo:font-size="22pt" fo:language="et" fo:country="EE" style:font-size-asian="22pt" style:font-size-complex="22pt"/>
    </style:style>
    <style:style style:name="P13" style:family="paragraph" style:parent-style-name="Text_20_body">
      <style:paragraph-properties fo:text-align="center" style:justify-single-word="false"/>
      <style:text-properties style:font-name="arial" fo:font-size="16pt" fo:language="et" fo:country="EE" officeooo:rsid="00231427" officeooo:paragraph-rsid="00231427" style:font-size-asian="14pt" style:font-size-complex="16pt"/>
    </style:style>
    <style:style style:name="T1" style:family="text">
      <style:text-properties officeooo:rsid="00219fc3"/>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231427"/>
    </style:style>
    <style:style style:name="T5" style:family="text">
      <style:text-properties officeooo:rsid="00241418"/>
    </style:style>
    <style:style style:name="T6" style:family="text">
      <style:text-properties officeooo:rsid="002752fe"/>
    </style:style>
    <style:style style:name="T7" style:family="text">
      <style:text-properties officeooo:rsid="002af38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äringvara Sõnade Nimekiri</text:p>
      <text:p text:style-name="P13">20 tahulisele täringule.</text:p>
      <text:p text:style-name="P11"/>
      <text:p text:style-name="P2">Täringvara <text:s/>abil on võimalik luua turvalisi ja kergelt meeldejäävaid salafraase. Selle jaoks on vajalik vähemalt ü<text:span text:style-name="T7">hte kahekümnetahulist</text:span> täring<text:span text:style-name="T7">ut</text:span>. Kasutada võib ka mitut täringut, et veeretamiste arvu vähendada. Kui Täringuid saadaval ei ole, siis võib ka kasutada selleks virtuaalseid täringuid või juhuarvu generaatorit. See aga ei ole soovitatav.</text:p>
      <text:p text:style-name="P2">Esmalt tuleb otsustada, mitmest sõnast <text:span text:style-name="T1">peaks salafraas </text:span>koosnema. <text:span text:style-name="T1">Soovitatav oleks kasutada kuuesõnalist salafraasi igapäevasteks tegevusteks. Kriitilisemates kohtades on ka soovituslik kasutada seitset või rohkemat sõna. Täringvara salafraaside turvalisusest on võimalik lähemalt lugeda www.täringvara.ee .</text:span></text:p>
      <text:p text:style-name="P9">Salafraasi ühe sõna leidmiseks tuleb täringut veeretada <text:span text:style-name="T4">3</text:span> korda. Saadud täringu silmade järgi on võimalik nimekirjast otsida vastav sõna. Näiteks kui veeretada täringu numbrid <text:span text:style-name="T4">7, 7 ja 13</text:span>, on salafraasi esimeseks sõnaks ‘kumbki’. <text:span text:style-name="T5">Kuna nimekiri on koostatud kuuetahulisele täringule, ei ole kõik täringuveeretuse kombinatsioonid seotud sõnaga. Sellisel juhul tuleb täringut uuesti veeretada. Tegevust tuleb korrata, kuni salafraasis on kokku soovitud arv sõnu. Salafraasi sõnad tuleb eraldada üksteisest tühikuga. Vajadusel võib kasutada ka teisi kirjavahemärke.</text:span></text:p>
      <text:p text:style-name="P3"><text:span text:style-name="T2">NB!</text:span> <text:s/><text:span text:style-name="T3">Sõnu ei tohi omavahel kokku liita ilma kirjavahemärkideta.</text:span></text:p>
      <text:p text:style-name="P1"/>
      <text:p text:style-name="P6">Näide</text:p>
      <text:p text:style-name="P4">Oletame, et meil on vaja 6 sõnalist salafraasi. Selle jaoks on vaja 6 korda <text:span text:style-name="T4">3 </text:span>ehk <text:span text:style-name="T4">18</text:span> täringuveeretust. Oletame, et täringuveeretused olid järgnevad: </text:p>
      <text:p text:style-name="P7">6, 17, 20, 2, 16, 14, 1, 2, 19, 7, 7, 13, 7, 18, 14</text:p>
      <text:p text:style-name="P5"><text:span text:style-name="T6">Kolmestes</text:span> gruppides oleks see</text:p>
      <text:p text:style-name="P8">6, 17, 20 <text:s text:c="5"/>2, 16, 14 <text:s text:c="5"/>1, 2, 19 <text:s text:c="4"/>7, 7, 13 <text:s text:c="4"/>7, 18, 14</text:p>
      <text:p text:style-name="P8"/>
      <text:p text:style-name="P5">Otsides nimekirjast välja nendele numbritele vastavad sõnad saame salafraasiks</text:p>
      <text:p text:style-name="P6">koonal eesti aedik kumbki las umbri</text:p>
      <text:p text:style-name="P6"/>
      <text:p text:style-name="P6"/>
      <text:p text:style-name="P6"/>
      <text:p text:style-name="P10"><draw:frame draw:style-name="fr1" draw:name="Image1" text:anchor-type="paragraph" svg:x="5.4819in" svg:y="0.0728in" svg:width="0.9165in" svg:height="0.3228in" draw:z-index="0"><draw:image xlink:href="Pictures/10000201000000580000001FCD43BC4A004A2FC8.png" xlink:type="simple" xlink:show="embed" xlink:actuate="onLoad" loext:mime-type="image/png"/></draw:frame>See teos on antud Creative Commonsi litsentsi "Autorile viitamine + Jagamine samadel tingimustel 4.0 Rahvusvaheline" all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25in" fo:margin-left="0.25in"/>
        </style:list-level-properties>
      </text:outline-level-style>
      <text:outline-level-style text:level="2" style:num-format="">
        <style:list-level-properties text:list-level-position-and-space-mode="label-alignment">
          <style:list-level-label-alignment text:label-followed-by="listtab" text:list-tab-stop-position="0.25in" fo:margin-left="0.25in"/>
        </style:list-level-properties>
      </text:outline-level-style>
      <text:outline-level-style text:level="3" style:num-format="">
        <style:list-level-properties text:list-level-position-and-space-mode="label-alignment">
          <style:list-level-label-alignment text:label-followed-by="listtab" text:list-tab-stop-position="0.25in" fo:margin-left="0.25in"/>
        </style:list-level-properties>
      </text:outline-level-style>
      <text:outline-level-style text:level="4" style:num-format="">
        <style:list-level-properties text:list-level-position-and-space-mode="label-alignment">
          <style:list-level-label-alignment text:label-followed-by="listtab" text:list-tab-stop-position="0.25in" fo:margin-left="0.25in"/>
        </style:list-level-properties>
      </text:outline-level-style>
      <text:outline-level-style text:level="5" style:num-format="">
        <style:list-level-properties text:list-level-position-and-space-mode="label-alignment">
          <style:list-level-label-alignment text:label-followed-by="listtab" text:list-tab-stop-position="0.25in" fo:margin-left="0.25in"/>
        </style:list-level-properties>
      </text:outline-level-style>
      <text:outline-level-style text:level="6" style:num-format="">
        <style:list-level-properties text:list-level-position-and-space-mode="label-alignment">
          <style:list-level-label-alignment text:label-followed-by="listtab" text:list-tab-stop-position="0.25in" fo:margin-left="0.25in"/>
        </style:list-level-properties>
      </text:outline-level-style>
      <text:outline-level-style text:level="7" style:num-format="">
        <style:list-level-properties text:list-level-position-and-space-mode="label-alignment">
          <style:list-level-label-alignment text:label-followed-by="listtab" text:list-tab-stop-position="0.25in" fo:margin-left="0.25in"/>
        </style:list-level-properties>
      </text:outline-level-style>
      <text:outline-level-style text:level="8" style:num-format="">
        <style:list-level-properties text:list-level-position-and-space-mode="label-alignment">
          <style:list-level-label-alignment text:label-followed-by="listtab" text:list-tab-stop-position="0.25in" fo:margin-left="0.25in"/>
        </style:list-level-properties>
      </text:outline-level-style>
      <text:outline-level-style text:level="9" style:num-format="">
        <style:list-level-properties text:list-level-position-and-space-mode="label-alignment">
          <style:list-level-label-alignment text:label-followed-by="listtab" text:list-tab-stop-position="0.25in" fo:margin-left="0.25in"/>
        </style:list-level-properties>
      </text:outline-level-style>
      <text:outline-level-style text:level="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1in" fo:margin-right="0.892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4T15:26:04.208974311</meta:creation-date>
    <dc:date>2019-01-06T14:35:50.138851793</dc:date>
    <meta:editing-duration>PT21M27S</meta:editing-duration>
    <meta:editing-cycles>10</meta:editing-cycles>
    <meta:generator>LibreOffice/6.0.6.2$Linux_X86_64 LibreOffice_project/00m0$Build-2</meta:generator>
    <meta:document-statistic meta:table-count="0" meta:image-count="1" meta:object-count="0" meta:page-count="1" meta:paragraph-count="14" meta:word-count="259" meta:character-count="1862" meta:non-whitespace-character-count="1595"/>
  </office:meta>
</office:document-meta>
</file>